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9000003B5034984A9.png" manifest:media-type="image/png"/>
  <manifest:file-entry manifest:full-path="Pictures/1000000100000781000003DF1C9C5AEC.png" manifest:media-type="image/png"/>
  <manifest:file-entry manifest:full-path="Pictures/10000001000005C6000003C0A39DD1B9.png" manifest:media-type="image/png"/>
  <manifest:file-entry manifest:full-path="Pictures/100000010000057000000383D909BE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6pt" fo:font-style="normal" officeooo:rsid="004f0641" officeooo:paragraph-rsid="004f0641" style:font-size-asian="36pt" style:font-style-asian="normal" style:font-size-complex="36pt" style:font-style-complex="normal"/>
    </style:style>
    <style:style style:name="P2" style:family="paragraph" style:parent-style-name="Standard">
      <style:text-properties fo:font-style="normal" officeooo:rsid="0051c048" officeooo:paragraph-rsid="004f064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nors education</text:p>
      <text:p text:style-name="P2"><draw:frame draw:style-name="fr1" draw:name="Image1" text:anchor-type="char" svg:x="4.048cm" svg:y="0.589cm" svg:width="14.526cm" svg:height="7.489cm" draw:z-index="0"><draw:image xlink:href="Pictures/1000000100000781000003DF1C9C5AEC.png" xlink:type="simple" xlink:show="embed" xlink:actuate="onLoad" draw:mime-type="image/png"/></draw:frame><draw:frame draw:style-name="fr1" draw:name="Image2" text:anchor-type="char" svg:x="6.742cm" svg:y="8.04cm" svg:width="11.919cm" svg:height="7.742cm" draw:z-index="1"><draw:image xlink:href="Pictures/10000001000005C6000003C0A39DD1B9.png" xlink:type="simple" xlink:show="embed" xlink:actuate="onLoad" draw:mime-type="image/png"/></draw:frame><draw:frame draw:style-name="fr1" draw:name="Image3" text:anchor-type="char" svg:x="-1.566cm" svg:y="15.94cm" svg:width="16.288cm" svg:height="10.005cm" draw:z-index="2"><draw:image xlink:href="Pictures/1000000100000609000003B5034984A9.png" xlink:type="simple" xlink:show="embed" xlink:actuate="onLoad" draw:mime-type="image/png"/></draw:frame><draw:frame draw:style-name="fr1" draw:name="Image4" text:anchor-type="char" svg:x="11.536cm" svg:y="19.203cm" svg:width="7.465cm" svg:height="4.946cm" draw:z-index="3"><draw:image xlink:href="Pictures/100000010000057000000383D909BE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0:24.242000000</meta:creation-date>
    <dc:date>2025-04-14T19:09:40.703000000</dc:date>
    <meta:editing-duration>PT2H9M31S</meta:editing-duration>
    <meta:editing-cycles>34</meta:editing-cycles>
    <meta:generator>LibreOffice/24.8.5.2$Windows_X86_64 LibreOffice_project/fddf2685c70b461e7832239a0162a77216259f22</meta:generator>
    <meta:document-statistic meta:table-count="0" meta:image-count="4" meta:object-count="0" meta:page-count="1" meta:paragraph-count="1" meta:word-count="2" meta:character-count="16" meta:non-whitespace-character-count="15"/>
  </office:meta>
</office:document-meta>
</file>